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UTTA ASIN, CIRCUNCISION LIV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5738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UTTA ASIN, CIRCUNCISION LIV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5738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HUAMAN SUTTA, JULIO RAMON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122280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8 - Trans. Aer. Caja Pollo Fr Rojo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60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1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6/09/2021</text:p>
          </table:table-cell>
          <table:table-cell table:style-name="Tabla2.A2" office:value-type="string">
            <text:p text:style-name="P9">444997</text:p>
          </table:table-cell>
          <table:table-cell table:style-name="Tabla2.A2" office:value-type="string">
            <text:p text:style-name="P9">10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6/09/2021</text:p>
          </table:table-cell>
          <table:table-cell table:style-name="Tabla2.A2" office:value-type="string">
            <text:p text:style-name="P9">446432</text:p>
          </table:table-cell>
          <table:table-cell table:style-name="Tabla2.A2" office:value-type="string">
            <text:p text:style-name="P9">5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ONICA CABELLOS</text:p>
          </table:table-cell>
          <table:table-cell table:style-name="Tabla3.A2" office:value-type="string">
            <text:p text:style-name="P21">F. ROJO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9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1:33:4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